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717in"/>
    </style:style>
    <style:style style:name="co2" style:family="table-column">
      <style:table-column-properties fo:break-before="auto" style:column-width="0.4209in"/>
    </style:style>
    <style:style style:name="co3" style:family="table-column">
      <style:table-column-properties fo:break-before="auto" style:column-width="0.7937in"/>
    </style:style>
    <style:style style:name="co4" style:family="table-column">
      <style:table-column-properties fo:break-before="auto" style:column-width="0.9138in"/>
    </style:style>
    <style:style style:name="co5" style:family="table-column">
      <style:table-column-properties fo:break-before="auto" style:column-width="0.713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4811in" svg:height="5.8953in" svg:x="4.785in" svg:y="0.0394in">
            <draw:object draw:notify-on-update-of-ranges="Sheet1.A2:Sheet1.A4 Sheet1.B2:Sheet1.B4 Sheet1.D2:Sheet1.D4 Sheet1.C2:Sheet1.C4 Sheet1.B5:Sheet1.B7 Sheet1.D5:Sheet1.D7 Sheet1.C5:Sheet1.C7 Sheet1.B8:Sheet1.B10 Sheet1.D8:Sheet1.D10 Sheet1.C8:Sheet1.C10 Sheet1.B11:Sheet1.B13 Sheet1.D11:Sheet1.D13 Sheet1.C11:Sheet1.C13 Sheet1.B14:Sheet1.B16 Sheet1.D14:Sheet1.D16 Sheet1.C14:Sheet1.C16 Sheet1.B17:Sheet1.B19 Sheet1.D17:Sheet1.D19 Sheet1.C17:Sheet1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0.4811in" svg:height="5.8953in" svg:x="1.1161in" svg:y="6.4594in">
            <draw:object draw:notify-on-update-of-ranges="Sheet1.B2:Sheet1.B4 Sheet1.C2:Sheet1.C4 Sheet1.C5:Sheet1.C7 Sheet1.C8:Sheet1.C10 Sheet1.C11:Sheet1.C13 Sheet1.C14:Sheet1.C16 Sheet1.C17:Sheet1.C19 Sheet1.D2:Sheet1.D4 Sheet1.D5:Sheet1.D7 Sheet1.D8:Sheet1.D10 Sheet1.D11:Sheet1.D13 Sheet1.D14:Sheet1.D16 Sheet1.D17:Sheet1.D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0.4811in" svg:height="5.8953in" svg:x="1.1268in" svg:y="12.6902in">
            <draw:object draw:notify-on-update-of-ranges="Sheet1.B2:Sheet1.B4 Sheet1.C14:Sheet1.C16 Sheet1.C20:Sheet1.C22 Sheet1.C23:Sheet1.C25 Sheet1.C26:Sheet1.C28 Sheet1.C29:Sheet1.C31 Sheet1.C32:Sheet1.C34 Sheet1.D14:Sheet1.D16 Sheet1.D20:Sheet1.D22 Sheet1.D23:Sheet1.D25 Sheet1.D26:Sheet1.D28 Sheet1.D29:Sheet1.D31 Sheet1.D32:Sheet1.D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Default"/>
        <table:table-row table:style-name="ro1">
          <table:table-cell table:style-name="Default" office:value-type="string" calcext:value-type="string">
            <text:p>Heuristic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Avg Nodes</text:p>
          </table:table-cell>
          <table:table-cell table:style-name="Default" office:value-type="string" calcext:value-type="string">
            <text:p>Performance</text:p>
          </table:table-cell>
          <table:table-cell table:style-name="Default" office:value-type="string" calcext:value-type="string">
            <text:p>Oppone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7975" calcext:value-type="float">
            <text:p>27975</text:p>
          </table:table-cell>
          <table:table-cell office:value-type="percentage" office:value="0.6525" calcext:value-type="percentage">
            <text:p>65.25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80538" calcext:value-type="float">
            <text:p>80538</text:p>
          </table:table-cell>
          <table:table-cell office:value-type="percentage" office:value="0.672" calcext:value-type="percentage">
            <text:p>67.2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36578" calcext:value-type="float">
            <text:p>136578</text:p>
          </table:table-cell>
          <table:table-cell office:value-type="percentage" office:value="0.758" calcext:value-type="percentage">
            <text:p>75.8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7733" calcext:value-type="float">
            <text:p>27733</text:p>
          </table:table-cell>
          <table:table-cell office:value-type="percentage" office:value="0.578" calcext:value-type="percentage">
            <text:p>57.8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81025" calcext:value-type="float">
            <text:p>81025</text:p>
          </table:table-cell>
          <table:table-cell office:value-type="percentage" office:value="0.76" calcext:value-type="percentage">
            <text:p>76.0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43974" calcext:value-type="float">
            <text:p>143974</text:p>
          </table:table-cell>
          <table:table-cell office:value-type="percentage" office:value="0.77" calcext:value-type="percentage">
            <text:p>77.0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6372" calcext:value-type="float">
            <text:p>26372</text:p>
          </table:table-cell>
          <table:table-cell office:value-type="percentage" office:value="0.635" calcext:value-type="percentage">
            <text:p>63.5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79988" calcext:value-type="float">
            <text:p>79988</text:p>
          </table:table-cell>
          <table:table-cell office:value-type="percentage" office:value="0.725" calcext:value-type="percentage">
            <text:p>72.5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44915" calcext:value-type="float">
            <text:p>144915</text:p>
          </table:table-cell>
          <table:table-cell office:value-type="percentage" office:value="0.805" calcext:value-type="percentage">
            <text:p>80.5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7546" calcext:value-type="float">
            <text:p>27546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79794" calcext:value-type="float">
            <text:p>79794</text:p>
          </table:table-cell>
          <table:table-cell office:value-type="percentage" office:value="0.695" calcext:value-type="percentage">
            <text:p>69.5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42469" calcext:value-type="float">
            <text:p>142469</text:p>
          </table:table-cell>
          <table:table-cell office:value-type="percentage" office:value="0.795" calcext:value-type="percentage">
            <text:p>79.5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7735" calcext:value-type="float">
            <text:p>27735</text:p>
          </table:table-cell>
          <table:table-cell office:value-type="percentage" office:value="0.665" calcext:value-type="percentage">
            <text:p>66.5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79176" calcext:value-type="float">
            <text:p>79176</text:p>
          </table:table-cell>
          <table:table-cell office:value-type="percentage" office:value="0.728" calcext:value-type="percentage">
            <text:p>72.8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143124" calcext:value-type="float">
            <text:p>143124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8388" calcext:value-type="float">
            <text:p>28388</text:p>
          </table:table-cell>
          <table:table-cell office:value-type="percentage" office:value="0.615" calcext:value-type="percentage">
            <text:p>61.5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77341" calcext:value-type="float">
            <text:p>77341</text:p>
          </table:table-cell>
          <table:table-cell office:value-type="percentage" office:value="0.71" calcext:value-type="percentage">
            <text:p>71.0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144218" calcext:value-type="float">
            <text:p>144218</text:p>
          </table:table-cell>
          <table:table-cell office:value-type="percentage" office:value="0.74" calcext:value-type="percentage">
            <text:p>74.0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7485" calcext:value-type="float">
            <text:p>27485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77248" calcext:value-type="float">
            <text:p>77248</text:p>
          </table:table-cell>
          <table:table-cell office:value-type="percentage" office:value="0.735" calcext:value-type="percentage">
            <text:p>73.5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139954" calcext:value-type="float">
            <text:p>139954</text:p>
          </table:table-cell>
          <table:table-cell office:value-type="percentage" office:value="0.728" calcext:value-type="percentage">
            <text:p>72.8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7583" calcext:value-type="float">
            <text:p>27583</text:p>
          </table:table-cell>
          <table:table-cell office:value-type="percentage" office:value="0.645" calcext:value-type="percentage">
            <text:p>64.50%</text:p>
          </table:table-cell>
          <table:table-cell office:value-type="string" calcext:value-type="string">
            <text:p>Minimax</text:p>
          </table:table-cell>
          <table:table-cell office:value-type="float" office:value="68.2" calcext:value-type="float">
            <text:p>68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76808" calcext:value-type="float">
            <text:p>76808</text:p>
          </table:table-cell>
          <table:table-cell office:value-type="percentage" office:value="0.745" calcext:value-type="percentage">
            <text:p>74.5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44291" calcext:value-type="float">
            <text:p>144291</text:p>
          </table:table-cell>
          <table:table-cell office:value-type="percentage" office:value="0.715" calcext:value-type="percentage">
            <text:p>71.5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7052" calcext:value-type="float">
            <text:p>27052</text:p>
          </table:table-cell>
          <table:table-cell office:value-type="percentage" office:value="0.678" calcext:value-type="percentage">
            <text:p>67.8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77332" calcext:value-type="float">
            <text:p>77332</text:p>
          </table:table-cell>
          <table:table-cell office:value-type="percentage" office:value="0.745" calcext:value-type="percentage">
            <text:p>74.5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141457" calcext:value-type="float">
            <text:p>141457</text:p>
          </table:table-cell>
          <table:table-cell office:value-type="percentage" office:value="0.795" calcext:value-type="percentage">
            <text:p>79.5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7510" calcext:value-type="float">
            <text:p>27510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75711" calcext:value-type="float">
            <text:p>75711</text:p>
          </table:table-cell>
          <table:table-cell office:value-type="percentage" office:value="0.72" calcext:value-type="percentage">
            <text:p>72.0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141838" calcext:value-type="float">
            <text:p>141838</text:p>
          </table:table-cell>
          <table:table-cell office:value-type="percentage" office:value="0.722" calcext:value-type="percentage">
            <text:p>72.2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5104" calcext:value-type="float">
            <text:p>25104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78130" calcext:value-type="float">
            <text:p>78130</text:p>
          </table:table-cell>
          <table:table-cell office:value-type="percentage" office:value="0.725" calcext:value-type="percentage">
            <text:p>72.50%</text:p>
          </table:table-cell>
          <table:table-cell office:value-type="string" calcext:value-type="string">
            <text:p>Minimax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143100" calcext:value-type="float">
            <text:p>143100</text:p>
          </table:table-cell>
          <table:table-cell office:value-type="percentage" office:value="0.79" calcext:value-type="percentage">
            <text:p>79.00%</text:p>
          </table:table-cell>
          <table:table-cell office:value-type="string" calcext:value-type="string">
            <text:p>Minimax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E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 style:data-style-name="N2" text:time-value="07:00:00.6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5T08:30:38.077000000</meta:creation-date>
    <meta:generator>LibreOffice/6.4.3.2$Windows_X86_64 LibreOffice_project/747b5d0ebf89f41c860ec2a39efd7cb15b54f2d8</meta:generator>
    <dc:date>2020-05-10T17:15:01.338000000</dc:date>
    <meta:editing-duration>PT11H23M1S</meta:editing-duration>
    <meta:editing-cycles>15</meta:editing-cycles>
    <meta:document-statistic meta:table-count="1" meta:cell-count="171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display-label="true" chart:logarithmic="false" chart:minimum="0.55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aw:opacity="50%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 draw:opacity="5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4b1f6f" draw:opacity="50%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860d" draw:opacity="50%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 draw:opacity="50%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a933" draw:opacity="50%"/>
      <style:text-properties fo:font-size="10pt" style:font-size-asian="10pt" style:font-size-complex="10pt"/>
    </style:style>
    <style:style style:name="ch17" style:family="chart" style:data-style-name="N1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8" style:family="chart" style:data-style-name="N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9" style:family="chart" style:data-style-name="N1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11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 style:data-style-name="N11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2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6.623cm" svg:height="14.975cm" xlink:href=".." xlink:type="simple" chart:class="chart:bar" chart:style-name="ch1">
        <chart:title svg:x="8.857cm" svg:y="0.435cm" chart:style-name="ch2">
          <text:p>Minimax heuristic performance comparison</text:p>
        </chart:title>
        <chart:legend chart:legend-position="end" svg:x="23.734cm" svg:y="4.413cm" style:legend-expansion="high" chart:style-name="ch3"/>
        <chart:plot-area chart:style-name="ch4" table:cell-range-address="Sheet1.B2:Sheet1.D4 Sheet1.C5:Sheet1.D19" chart:data-source-has-labels="both" svg:x="1.533cm" svg:y="1.539cm" svg:width="20.586cm" svg:height="12.166cm">
          <chartooo:coordinate-region svg:x="2.927cm" svg:y="1.741cm" svg:width="17.755cm" svg:height="11.311cm"/>
          <chart:axis chart:dimension="x" chart:name="primary-x" chart:style-name="ch5" chartooo:axis-type="auto">
            <chartooo:date-scale/>
            <chart:title svg:x="10.859cm" svg:y="14.004cm" chart:style-name="ch6">
              <text:p>Time per turn</text:p>
            </chart:title>
            <chart:categories table:cell-range-address="Sheet1.B2:Sheet1.B4"/>
            <chart:grid chart:style-name="ch7" chart:class="major"/>
          </chart:axis>
          <chart:axis chart:dimension="y" chart:name="primary-y" chart:style-name="ch8">
            <chart:title svg:x="0.451cm" svg:y="9.584cm" chart:style-name="ch9">
              <text:p>Number of nodes expanded</text:p>
            </chart:title>
            <chart:grid chart:style-name="ch7" chart:class="major"/>
          </chart:axis>
          <chart:axis chart:dimension="y" chart:name="secondary-y" chart:style-name="ch10">
            <chart:title svg:x="22.651cm" svg:y="9.055cm" chart:style-name="ch9">
              <text:p>% of winning games</text:p>
            </chart:title>
          </chart:axis>
          <chart:series chart:attached-axis="primary-y" chart:style-name="ch11" chart:values-cell-range-address="Sheet1.C2:Sheet1.C4" loext:label-string="heuristic1" chart:class="chart:bar">
            <chart:data-point chart:repeated="3"/>
          </chart:series>
          <chart:series chart:attached-axis="primary-y" chart:style-name="ch12" chart:values-cell-range-address="Sheet1.C5:Sheet1.C7" loext:label-string="heuristic2" chart:class="chart:bar">
            <chart:data-point chart:repeated="3"/>
          </chart:series>
          <chart:series chart:attached-axis="primary-y" chart:style-name="ch13" chart:values-cell-range-address="Sheet1.C8:Sheet1.C10" loext:label-string="heuristic3" chart:class="chart:bar">
            <chart:data-point chart:repeated="3"/>
          </chart:series>
          <chart:series chart:attached-axis="primary-y" chart:style-name="ch14" chart:values-cell-range-address="Sheet1.C11:Sheet1.C13" loext:label-string="heuristic4" chart:class="chart:bar">
            <chart:data-point chart:repeated="3"/>
          </chart:series>
          <chart:series chart:attached-axis="primary-y" chart:style-name="ch15" chart:values-cell-range-address="Sheet1.C14:Sheet1.C16" loext:label-string="heuristic5" chart:class="chart:bar">
            <chart:data-point chart:repeated="3"/>
          </chart:series>
          <chart:series chart:attached-axis="primary-y" chart:style-name="ch16" chart:values-cell-range-address="Sheet1.C17:Sheet1.C19" loext:label-string="heuristic6" chart:class="chart:bar">
            <chart:data-point chart:repeated="3"/>
          </chart:series>
          <chart:series chart:attached-axis="secondary-y" chart:style-name="ch17" chart:values-cell-range-address="Sheet1.D2:Sheet1.D4" loext:label-string="heuristic1" chart:class="chart:line">
            <chart:data-point chart:repeated="3"/>
          </chart:series>
          <chart:series chart:attached-axis="secondary-y" chart:style-name="ch18" chart:values-cell-range-address="Sheet1.D5:Sheet1.D7" loext:label-string="heuristic2" chart:class="chart:line">
            <chart:data-point chart:repeated="3"/>
          </chart:series>
          <chart:series chart:attached-axis="secondary-y" chart:style-name="ch19" chart:values-cell-range-address="Sheet1.D8:Sheet1.D10" loext:label-string="heuristic3" chart:class="chart:line">
            <chart:data-point chart:repeated="3"/>
          </chart:series>
          <chart:series chart:attached-axis="secondary-y" chart:style-name="ch20" chart:values-cell-range-address="Sheet1.D11:Sheet1.D13" loext:label-string="heuristic4" chart:class="chart:line">
            <chart:data-point chart:repeated="3"/>
          </chart:series>
          <chart:series chart:attached-axis="secondary-y" chart:style-name="ch21" chart:values-cell-range-address="Sheet1.D14:Sheet1.D16" loext:label-string="heuristic5" chart:class="chart:line">
            <chart:data-point chart:repeated="3"/>
          </chart:series>
          <chart:series chart:attached-axis="secondary-y" chart:style-name="ch22" chart:values-cell-range-address="Sheet1.D17:Sheet1.D19" loext:label-string="heuristic6" chart:class="chart:line">
            <chart:data-point chart:repeated="3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uristic1</text:p>
              </table:table-cell>
              <table:table-cell office:value-type="string">
                <text:p>heuristic2</text:p>
              </table:table-cell>
              <table:table-cell office:value-type="string">
                <text:p>heuristic3</text:p>
              </table:table-cell>
              <table:table-cell office:value-type="string">
                <text:p>heuristic4</text:p>
              </table:table-cell>
              <table:table-cell office:value-type="string">
                <text:p>heuristic5</text:p>
              </table:table-cell>
              <table:table-cell office:value-type="string">
                <text:p>heuristic6</text:p>
              </table:table-cell>
              <table:table-cell office:value-type="string">
                <text:p>heuristic1</text:p>
              </table:table-cell>
              <table:table-cell office:value-type="string">
                <text:p>heuristic2</text:p>
              </table:table-cell>
              <table:table-cell office:value-type="string">
                <text:p>heuristic3</text:p>
              </table:table-cell>
              <table:table-cell office:value-type="string">
                <text:p>heuristic4</text:p>
              </table:table-cell>
              <table:table-cell office:value-type="string">
                <text:p>heuristic5</text:p>
              </table:table-cell>
              <table:table-cell office:value-type="string">
                <text:p>heuristic6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B2:Sheet1.B4</svg:desc>
                </draw:g>
              </table:table-cell>
              <table:table-cell office:value-type="float" office:value="27975">
                <text:p>27975</text:p>
                <draw:g>
                  <svg:desc>Sheet1.C2:Sheet1.C4</svg:desc>
                </draw:g>
              </table:table-cell>
              <table:table-cell office:value-type="float" office:value="27733">
                <text:p>27733</text:p>
                <draw:g>
                  <svg:desc>Sheet1.C5:Sheet1.C7</svg:desc>
                </draw:g>
              </table:table-cell>
              <table:table-cell office:value-type="float" office:value="26372">
                <text:p>26372</text:p>
                <draw:g>
                  <svg:desc>Sheet1.C8:Sheet1.C10</svg:desc>
                </draw:g>
              </table:table-cell>
              <table:table-cell office:value-type="float" office:value="27546">
                <text:p>27546</text:p>
                <draw:g>
                  <svg:desc>Sheet1.C11:Sheet1.C13</svg:desc>
                </draw:g>
              </table:table-cell>
              <table:table-cell office:value-type="float" office:value="27735">
                <text:p>27735</text:p>
                <draw:g>
                  <svg:desc>Sheet1.C14:Sheet1.C16</svg:desc>
                </draw:g>
              </table:table-cell>
              <table:table-cell office:value-type="float" office:value="28388">
                <text:p>28388</text:p>
                <draw:g>
                  <svg:desc>Sheet1.C17:Sheet1.C19</svg:desc>
                </draw:g>
              </table:table-cell>
              <table:table-cell office:value-type="float" office:value="0.6525">
                <text:p>0.6525</text:p>
                <draw:g>
                  <svg:desc>Sheet1.D2:Sheet1.D4</svg:desc>
                </draw:g>
              </table:table-cell>
              <table:table-cell office:value-type="float" office:value="0.578">
                <text:p>0.578</text:p>
                <draw:g>
                  <svg:desc>Sheet1.D5:Sheet1.D7</svg:desc>
                </draw:g>
              </table:table-cell>
              <table:table-cell office:value-type="float" office:value="0.635">
                <text:p>0.635</text:p>
                <draw:g>
                  <svg:desc>Sheet1.D8:Sheet1.D10</svg:desc>
                </draw:g>
              </table:table-cell>
              <table:table-cell office:value-type="float" office:value="0.64">
                <text:p>0.64</text:p>
                <draw:g>
                  <svg:desc>Sheet1.D11:Sheet1.D13</svg:desc>
                </draw:g>
              </table:table-cell>
              <table:table-cell office:value-type="float" office:value="0.665">
                <text:p>0.665</text:p>
                <draw:g>
                  <svg:desc>Sheet1.D14:Sheet1.D16</svg:desc>
                </draw:g>
              </table:table-cell>
              <table:table-cell office:value-type="float" office:value="0.615">
                <text:p>0.615</text:p>
                <draw:g>
                  <svg:desc>Sheet1.D17:Sheet1.D19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0538">
                <text:p>80538</text:p>
              </table:table-cell>
              <table:table-cell office:value-type="float" office:value="81025">
                <text:p>81025</text:p>
              </table:table-cell>
              <table:table-cell office:value-type="float" office:value="79988">
                <text:p>79988</text:p>
              </table:table-cell>
              <table:table-cell office:value-type="float" office:value="79794">
                <text:p>79794</text:p>
              </table:table-cell>
              <table:table-cell office:value-type="float" office:value="79176">
                <text:p>79176</text:p>
              </table:table-cell>
              <table:table-cell office:value-type="float" office:value="77341">
                <text:p>77341</text:p>
              </table:table-cell>
              <table:table-cell office:value-type="float" office:value="0.672">
                <text:p>0.672</text:p>
              </table:table-cell>
              <table:table-cell office:value-type="float" office:value="0.76">
                <text:p>0.76</text:p>
              </table:table-cell>
              <table:table-cell office:value-type="float" office:value="0.725">
                <text:p>0.725</text:p>
              </table:table-cell>
              <table:table-cell office:value-type="float" office:value="0.695">
                <text:p>0.695</text:p>
              </table:table-cell>
              <table:table-cell office:value-type="float" office:value="0.728">
                <text:p>0.72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36578">
                <text:p>136578</text:p>
              </table:table-cell>
              <table:table-cell office:value-type="float" office:value="143974">
                <text:p>143974</text:p>
              </table:table-cell>
              <table:table-cell office:value-type="float" office:value="144915">
                <text:p>144915</text:p>
              </table:table-cell>
              <table:table-cell office:value-type="float" office:value="142469">
                <text:p>142469</text:p>
              </table:table-cell>
              <table:table-cell office:value-type="float" office:value="143124">
                <text:p>143124</text:p>
              </table:table-cell>
              <table:table-cell office:value-type="float" office:value="144218">
                <text:p>144218</text:p>
              </table:table-cell>
              <table:table-cell office:value-type="float" office:value="0.758">
                <text:p>0.758</text:p>
              </table:table-cell>
              <table:table-cell office:value-type="float" office:value="0.77">
                <text:p>0.77</text:p>
              </table:table-cell>
              <table:table-cell office:value-type="float" office:value="0.805">
                <text:p>0.805</text:p>
              </table:table-cell>
              <table:table-cell office:value-type="float" office:value="0.795">
                <text:p>0.795</text:p>
              </table:table-cell>
              <table:table-cell office:value-type="float" office:value="0.8">
                <text:p>0.8</text:p>
              </table:table-cell>
              <table:table-cell office:value-type="float" office:value="0.74">
                <text:p>0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adial" draw:cx="50%" draw:cy="50%" draw:start="100%" draw:end="100%" draw:border="0%"/>
    <draw:opacity draw:name="ChartTransparencyGradient_20_2" draw:display-name="ChartTransparencyGradient 2" draw:style="radial" draw:cx="50%" draw:cy="50%" draw:start="20%" draw:end="100%" draw:border="0%"/>
    <draw:opacity draw:name="ChartTransparencyGradient_20_3" draw:display-name="ChartTransparencyGradient 3" draw:style="radial" draw:cx="50%" draw:cy="50%" draw:start="0%" draw:end="100%" draw:border="0%"/>
    <draw:opacity draw:name="ChartTransparencyGradient_20_4" draw:display-name="ChartTransparencyGradient 4" draw:style="square" draw:cx="50%" draw:cy="50%" draw:start="0%" draw:end="100%" draw:angle="0" draw:border="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minimum="0.5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aw:opacity-name="ChartTransparencyGradient_20_4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 draw:opacity-name="ChartTransparencyGradient_20_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 draw:opacity-name="ChartTransparencyGradient_20_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 draw:opacity-name="ChartTransparencyGradient_20_4" dr3d:edge-rounding="5%"/>
      <style:text-properties fo:font-size="10pt" style:font-size-asian="10pt" style:font-size-complex="10pt"/>
    </style:style>
    <style:style style:name="ch15" style:family="chart">
      <style:chart-properties chart:solid-type="cuboid" chart:symbol-type="automatic" chart:symbol-width="0.175cm" chart:symbol-height="0.175cm"/>
    </style:style>
    <style:style style:name="ch16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 draw:opacity-name="ChartTransparencyGradient_20_4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623cm" svg:height="14.975cm" xlink:href=".." xlink:type="simple" chart:class="chart:bubble" chart:style-name="ch1">
        <chart:title svg:x="8.857cm" svg:y="0.435cm" chart:style-name="ch2">
          <text:p>Minimax heuristic performance comparison</text:p>
        </chart:title>
        <chart:legend chart:legend-position="end" svg:x="24.323cm" svg:y="5.925cm" style:legend-expansion="high" chart:style-name="ch3"/>
        <chart:plot-area chart:style-name="ch4" table:cell-range-address="Sheet1.A2:Sheet1.D4 Sheet1.C5:Sheet1.D19" chart:data-source-has-labels="both" svg:x="1.533cm" svg:y="1.539cm" svg:width="22.258cm" svg:height="12.166cm">
          <chartooo:coordinate-region svg:x="2.969cm" svg:y="1.741cm" svg:width="20.534cm" svg:height="11.311cm"/>
          <chart:axis chart:dimension="x" chart:name="primary-x" chart:style-name="ch5" chartooo:axis-type="auto">
            <chart:title svg:x="11.695cm" svg:y="14.004cm" chart:style-name="ch6">
              <text:p>Time per turn</text:p>
            </chart:title>
            <chart:categories table:cell-range-address="Sheet1.A2:Sheet1.A4"/>
            <chart:grid chart:style-name="ch7" chart:class="major"/>
          </chart:axis>
          <chart:axis chart:dimension="y" chart:name="primary-y" chart:style-name="ch8">
            <chart:title svg:x="0.451cm" svg:y="8.23cm" chart:style-name="ch9">
              <text:p>Winning</text:p>
            </chart:title>
            <chart:grid chart:style-name="ch7" chart:class="major"/>
          </chart:axis>
          <chart:series chart:style-name="ch10" chart:values-cell-range-address="Sheet1.C2:Sheet1.C4" loext:label-string="heuristic1" chart:class="chart:bubble">
            <chart:domain table:cell-range-address="Sheet1.D2:Sheet1.D4"/>
            <chart:domain table:cell-range-address="Sheet1.B2:Sheet1.B4"/>
            <chart:data-point chart:repeated="3"/>
          </chart:series>
          <chart:series chart:style-name="ch11" chart:values-cell-range-address="Sheet1.C5:Sheet1.C7" loext:label-string="heuristic2" chart:class="chart:bubble">
            <chart:domain table:cell-range-address="Sheet1.D5:Sheet1.D7"/>
            <chart:domain table:cell-range-address="Sheet1.B5:Sheet1.B7"/>
            <chart:data-point chart:repeated="3"/>
          </chart:series>
          <chart:series chart:style-name="ch12" chart:values-cell-range-address="Sheet1.C8:Sheet1.C10" loext:label-string="heuristic3" chart:class="chart:bubble">
            <chart:domain table:cell-range-address="Sheet1.D8:Sheet1.D10"/>
            <chart:domain table:cell-range-address="Sheet1.B8:Sheet1.B10"/>
            <chart:data-point chart:repeated="3"/>
          </chart:series>
          <chart:series chart:style-name="ch13" chart:values-cell-range-address="Sheet1.C11:Sheet1.C13" loext:label-string="heuristic4" chart:class="chart:bubble">
            <chart:domain table:cell-range-address="Sheet1.D11:Sheet1.D13"/>
            <chart:domain table:cell-range-address="Sheet1.B11:Sheet1.B13"/>
            <chart:data-point chart:repeated="3"/>
          </chart:series>
          <chart:series chart:style-name="ch14" chart:values-cell-range-address="Sheet1.C14:Sheet1.C16" loext:label-string="heuristic5" chart:class="chart:bubble">
            <chart:domain table:cell-range-address="Sheet1.D14:Sheet1.D16"/>
            <chart:domain table:cell-range-address="Sheet1.B14:Sheet1.B16"/>
            <chart:data-point chart:style-name="ch15"/>
            <chart:data-point chart:repeated="2"/>
          </chart:series>
          <chart:series chart:style-name="ch16" chart:values-cell-range-address="Sheet1.C17:Sheet1.C19" loext:label-string="heuristic6" chart:class="chart:bubble">
            <chart:domain table:cell-range-address="Sheet1.D17:Sheet1.D19"/>
            <chart:domain table:cell-range-address="Sheet1.B17:Sheet1.B19"/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heuristic1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heuristic2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heuristic3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heuristic4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heuristic5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heuristic6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4</svg:desc>
                </draw:g>
              </table:table-cell>
              <table:table-cell office:value-type="float" office:value="50">
                <text:p>50</text:p>
                <draw:g>
                  <svg:desc>Sheet1.B2:Sheet1.B4</svg:desc>
                </draw:g>
              </table:table-cell>
              <table:table-cell office:value-type="float" office:value="0.6525">
                <text:p>0.6525</text:p>
                <draw:g>
                  <svg:desc>Sheet1.D2:Sheet1.D4</svg:desc>
                </draw:g>
              </table:table-cell>
              <table:table-cell office:value-type="float" office:value="27975">
                <text:p>27975</text:p>
                <draw:g>
                  <svg:desc>Sheet1.C2:Sheet1.C4</svg:desc>
                </draw:g>
              </table:table-cell>
              <table:table-cell office:value-type="float" office:value="50">
                <text:p>50</text:p>
                <draw:g>
                  <svg:desc>Sheet1.B5:Sheet1.B7</svg:desc>
                </draw:g>
              </table:table-cell>
              <table:table-cell office:value-type="float" office:value="0.578">
                <text:p>0.578</text:p>
                <draw:g>
                  <svg:desc>Sheet1.D5:Sheet1.D7</svg:desc>
                </draw:g>
              </table:table-cell>
              <table:table-cell office:value-type="float" office:value="27733">
                <text:p>27733</text:p>
                <draw:g>
                  <svg:desc>Sheet1.C5:Sheet1.C7</svg:desc>
                </draw:g>
              </table:table-cell>
              <table:table-cell office:value-type="float" office:value="50">
                <text:p>50</text:p>
                <draw:g>
                  <svg:desc>Sheet1.B8:Sheet1.B10</svg:desc>
                </draw:g>
              </table:table-cell>
              <table:table-cell office:value-type="float" office:value="0.635">
                <text:p>0.635</text:p>
                <draw:g>
                  <svg:desc>Sheet1.D8:Sheet1.D10</svg:desc>
                </draw:g>
              </table:table-cell>
              <table:table-cell office:value-type="float" office:value="26372">
                <text:p>26372</text:p>
                <draw:g>
                  <svg:desc>Sheet1.C8:Sheet1.C10</svg:desc>
                </draw:g>
              </table:table-cell>
              <table:table-cell office:value-type="float" office:value="50">
                <text:p>50</text:p>
                <draw:g>
                  <svg:desc>Sheet1.B11:Sheet1.B13</svg:desc>
                </draw:g>
              </table:table-cell>
              <table:table-cell office:value-type="float" office:value="0.64">
                <text:p>0.64</text:p>
                <draw:g>
                  <svg:desc>Sheet1.D11:Sheet1.D13</svg:desc>
                </draw:g>
              </table:table-cell>
              <table:table-cell office:value-type="float" office:value="27546">
                <text:p>27546</text:p>
                <draw:g>
                  <svg:desc>Sheet1.C11:Sheet1.C13</svg:desc>
                </draw:g>
              </table:table-cell>
              <table:table-cell office:value-type="float" office:value="50">
                <text:p>50</text:p>
                <draw:g>
                  <svg:desc>Sheet1.B14:Sheet1.B16</svg:desc>
                </draw:g>
              </table:table-cell>
              <table:table-cell office:value-type="float" office:value="0.665">
                <text:p>0.665</text:p>
                <draw:g>
                  <svg:desc>Sheet1.D14:Sheet1.D16</svg:desc>
                </draw:g>
              </table:table-cell>
              <table:table-cell office:value-type="float" office:value="27735">
                <text:p>27735</text:p>
                <draw:g>
                  <svg:desc>Sheet1.C14:Sheet1.C16</svg:desc>
                </draw:g>
              </table:table-cell>
              <table:table-cell office:value-type="float" office:value="50">
                <text:p>50</text:p>
                <draw:g>
                  <svg:desc>Sheet1.B17:Sheet1.B19</svg:desc>
                </draw:g>
              </table:table-cell>
              <table:table-cell office:value-type="float" office:value="0.615">
                <text:p>0.615</text:p>
                <draw:g>
                  <svg:desc>Sheet1.D17:Sheet1.D19</svg:desc>
                </draw:g>
              </table:table-cell>
              <table:table-cell office:value-type="float" office:value="28388">
                <text:p>28388</text:p>
                <draw:g>
                  <svg:desc>Sheet1.C17:Sheet1.C1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50">
                <text:p>150</text:p>
              </table:table-cell>
              <table:table-cell office:value-type="float" office:value="0.672">
                <text:p>0.672</text:p>
              </table:table-cell>
              <table:table-cell office:value-type="float" office:value="80538">
                <text:p>80538</text:p>
              </table:table-cell>
              <table:table-cell office:value-type="float" office:value="150">
                <text:p>150</text:p>
              </table:table-cell>
              <table:table-cell office:value-type="float" office:value="0.76">
                <text:p>0.76</text:p>
              </table:table-cell>
              <table:table-cell office:value-type="float" office:value="81025">
                <text:p>81025</text:p>
              </table:table-cell>
              <table:table-cell office:value-type="float" office:value="150">
                <text:p>150</text:p>
              </table:table-cell>
              <table:table-cell office:value-type="float" office:value="0.725">
                <text:p>0.725</text:p>
              </table:table-cell>
              <table:table-cell office:value-type="float" office:value="79988">
                <text:p>79988</text:p>
              </table:table-cell>
              <table:table-cell office:value-type="float" office:value="150">
                <text:p>150</text:p>
              </table:table-cell>
              <table:table-cell office:value-type="float" office:value="0.695">
                <text:p>0.695</text:p>
              </table:table-cell>
              <table:table-cell office:value-type="float" office:value="79794">
                <text:p>79794</text:p>
              </table:table-cell>
              <table:table-cell office:value-type="float" office:value="150">
                <text:p>150</text:p>
              </table:table-cell>
              <table:table-cell office:value-type="float" office:value="0.728">
                <text:p>0.728</text:p>
              </table:table-cell>
              <table:table-cell office:value-type="float" office:value="79176">
                <text:p>79176</text:p>
              </table:table-cell>
              <table:table-cell office:value-type="float" office:value="150">
                <text:p>150</text:p>
              </table:table-cell>
              <table:table-cell office:value-type="float" office:value="0.71">
                <text:p>0.71</text:p>
              </table:table-cell>
              <table:table-cell office:value-type="float" office:value="77341">
                <text:p>7734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00">
                <text:p>300</text:p>
              </table:table-cell>
              <table:table-cell office:value-type="float" office:value="0.758">
                <text:p>0.758</text:p>
              </table:table-cell>
              <table:table-cell office:value-type="float" office:value="136578">
                <text:p>136578</text:p>
              </table:table-cell>
              <table:table-cell office:value-type="float" office:value="300">
                <text:p>300</text:p>
              </table:table-cell>
              <table:table-cell office:value-type="float" office:value="0.77">
                <text:p>0.77</text:p>
              </table:table-cell>
              <table:table-cell office:value-type="float" office:value="143974">
                <text:p>143974</text:p>
              </table:table-cell>
              <table:table-cell office:value-type="float" office:value="300">
                <text:p>300</text:p>
              </table:table-cell>
              <table:table-cell office:value-type="float" office:value="0.805">
                <text:p>0.805</text:p>
              </table:table-cell>
              <table:table-cell office:value-type="float" office:value="144915">
                <text:p>144915</text:p>
              </table:table-cell>
              <table:table-cell office:value-type="float" office:value="300">
                <text:p>300</text:p>
              </table:table-cell>
              <table:table-cell office:value-type="float" office:value="0.795">
                <text:p>0.795</text:p>
              </table:table-cell>
              <table:table-cell office:value-type="float" office:value="142469">
                <text:p>142469</text:p>
              </table:table-cell>
              <table:table-cell office:value-type="float" office:value="300">
                <text:p>300</text:p>
              </table:table-cell>
              <table:table-cell office:value-type="float" office:value="0.8">
                <text:p>0.8</text:p>
              </table:table-cell>
              <table:table-cell office:value-type="float" office:value="143124">
                <text:p>143124</text:p>
              </table:table-cell>
              <table:table-cell office:value-type="float" office:value="300">
                <text:p>300</text:p>
              </table:table-cell>
              <table:table-cell office:value-type="float" office:value="0.74">
                <text:p>0.74</text:p>
              </table:table-cell>
              <table:table-cell office:value-type="float" office:value="144218">
                <text:p>1442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opacity draw:name="ChartTransparencyGradient_20_1" draw:display-name="ChartTransparencyGradient 1" draw:style="radial" draw:cx="50%" draw:cy="50%" draw:start="100%" draw:end="100%" draw:border="0%"/>
    <draw:opacity draw:name="ChartTransparencyGradient_20_2" draw:display-name="ChartTransparencyGradient 2" draw:style="radial" draw:cx="50%" draw:cy="50%" draw:start="20%" draw:end="100%" draw:border="0%"/>
    <draw:opacity draw:name="ChartTransparencyGradient_20_3" draw:display-name="ChartTransparencyGradient 3" draw:style="radial" draw:cx="50%" draw:cy="50%" draw:start="0%" draw:end="100%" draw:border="0%"/>
    <draw:opacity draw:name="ChartTransparencyGradient_20_4" draw:display-name="ChartTransparencyGradient 4" draw:style="square" draw:cx="50%" draw:cy="50%" draw:start="0%" draw:end="100%" draw:angle="0" draw:border="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display-label="true" chart:logarithmic="false" chart:minimum="0.55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 draw:opacity="50%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aw:opacity="50%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4b1f6f" draw:opacity="50%"/>
      <style:text-properties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860d" draw:opacity="50%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a933" draw:opacity="50%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83caff" draw:opacity="50%" dr3d:edge-rounding="5%"/>
      <style:text-properties fo:font-size="10pt" style:font-size-asian="10pt" style:font-size-complex="10pt"/>
    </style:style>
    <style:style style:name="ch17" style:family="chart" style:data-style-name="N11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9" style:family="chart" style:data-style-name="N1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11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22" style:family="chart" style:data-style-name="N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6.623cm" svg:height="14.975cm" xlink:href=".." xlink:type="simple" chart:class="chart:bar" chart:style-name="ch1">
        <chart:title svg:x="8.857cm" svg:y="0.435cm" chart:style-name="ch2">
          <text:p>Minimax heuristic performance comparison</text:p>
        </chart:title>
        <chart:legend chart:legend-position="end" svg:x="23.543cm" svg:y="4.413cm" style:legend-expansion="high" chart:style-name="ch3"/>
        <chart:plot-area chart:style-name="ch4" table:cell-range-address="Sheet1.B2:Sheet1.B4 Sheet1.C14:Sheet1.D16 Sheet1.C20:Sheet1.D34" chart:data-source-has-labels="both" svg:x="1.533cm" svg:y="1.539cm" svg:width="20.395cm" svg:height="12.166cm">
          <chartooo:coordinate-region svg:x="2.927cm" svg:y="1.741cm" svg:width="17.564cm" svg:height="11.311cm"/>
          <chart:axis chart:dimension="x" chart:name="primary-x" chart:style-name="ch5" chartooo:axis-type="auto">
            <chartooo:date-scale/>
            <chart:title svg:x="10.763cm" svg:y="14.004cm" chart:style-name="ch6">
              <text:p>Time per turn</text:p>
            </chart:title>
            <chart:categories table:cell-range-address="Sheet1.B2:Sheet1.B4"/>
            <chart:grid chart:style-name="ch7" chart:class="major"/>
          </chart:axis>
          <chart:axis chart:dimension="y" chart:name="primary-y" chart:style-name="ch8">
            <chart:title svg:x="0.451cm" svg:y="9.584cm" chart:style-name="ch9">
              <text:p>Number of nodes expanded</text:p>
            </chart:title>
            <chart:grid chart:style-name="ch7" chart:class="major"/>
          </chart:axis>
          <chart:axis chart:dimension="y" chart:name="secondary-y" chart:style-name="ch10">
            <chart:title svg:x="22.46cm" svg:y="9.055cm" chart:style-name="ch9">
              <text:p>% of winning games</text:p>
            </chart:title>
          </chart:axis>
          <chart:series chart:attached-axis="primary-y" chart:style-name="ch11" chart:values-cell-range-address="Sheet1.C14:Sheet1.C16" loext:label-string="heuristic5" chart:class="chart:bar">
            <chart:data-point chart:repeated="3"/>
          </chart:series>
          <chart:series chart:attached-axis="primary-y" chart:style-name="ch12" chart:values-cell-range-address="Sheet1.C20:Sheet1.C22" loext:label-string="heuristic7" chart:class="chart:bar">
            <chart:data-point chart:repeated="3"/>
          </chart:series>
          <chart:series chart:attached-axis="primary-y" chart:style-name="ch13" chart:values-cell-range-address="Sheet1.C23:Sheet1.C25" loext:label-string="heuristic8" chart:class="chart:bar">
            <chart:data-point chart:repeated="3"/>
          </chart:series>
          <chart:series chart:attached-axis="primary-y" chart:style-name="ch14" chart:values-cell-range-address="Sheet1.C26:Sheet1.C28" loext:label-string="heuristic9" chart:class="chart:bar">
            <chart:data-point chart:repeated="3"/>
          </chart:series>
          <chart:series chart:attached-axis="primary-y" chart:style-name="ch15" chart:values-cell-range-address="Sheet1.C29:Sheet1.C31" loext:label-string="heuristic10" chart:class="chart:bar">
            <chart:data-point chart:repeated="3"/>
          </chart:series>
          <chart:series chart:attached-axis="primary-y" chart:style-name="ch16" chart:values-cell-range-address="Sheet1.C32:Sheet1.C34" loext:label-string="heuristic11" chart:class="chart:bar">
            <chart:data-point chart:repeated="3"/>
          </chart:series>
          <chart:series chart:attached-axis="secondary-y" chart:style-name="ch17" chart:values-cell-range-address="Sheet1.D14:Sheet1.D16" loext:label-string="heuristic5" chart:class="chart:line">
            <chart:data-point chart:repeated="3"/>
          </chart:series>
          <chart:series chart:attached-axis="secondary-y" chart:style-name="ch18" chart:values-cell-range-address="Sheet1.D20:Sheet1.D22" loext:label-string="heuristic7" chart:class="chart:line">
            <chart:data-point chart:repeated="3"/>
          </chart:series>
          <chart:series chart:attached-axis="secondary-y" chart:style-name="ch19" chart:values-cell-range-address="Sheet1.D23:Sheet1.D25" loext:label-string="heuristic8" chart:class="chart:line">
            <chart:data-point chart:repeated="3"/>
          </chart:series>
          <chart:series chart:attached-axis="secondary-y" chart:style-name="ch20" chart:values-cell-range-address="Sheet1.D26:Sheet1.D28" loext:label-string="heuristic9" chart:class="chart:line">
            <chart:data-point chart:repeated="3"/>
          </chart:series>
          <chart:series chart:attached-axis="secondary-y" chart:style-name="ch21" chart:values-cell-range-address="Sheet1.D29:Sheet1.D31" loext:label-string="heuristic10" chart:class="chart:line">
            <chart:data-point chart:repeated="3"/>
          </chart:series>
          <chart:series chart:attached-axis="secondary-y" chart:style-name="ch22" chart:values-cell-range-address="Sheet1.D32:Sheet1.D34" loext:label-string="heuristic11" chart:class="chart:line">
            <chart:data-point chart:repeated="3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uristic5</text:p>
              </table:table-cell>
              <table:table-cell office:value-type="string">
                <text:p>heuristic7</text:p>
              </table:table-cell>
              <table:table-cell office:value-type="string">
                <text:p>heuristic8</text:p>
              </table:table-cell>
              <table:table-cell office:value-type="string">
                <text:p>heuristic9</text:p>
              </table:table-cell>
              <table:table-cell office:value-type="string">
                <text:p>heuristic10</text:p>
              </table:table-cell>
              <table:table-cell office:value-type="string">
                <text:p>heuristic11</text:p>
              </table:table-cell>
              <table:table-cell office:value-type="string">
                <text:p>heuristic5</text:p>
              </table:table-cell>
              <table:table-cell office:value-type="string">
                <text:p>heuristic7</text:p>
              </table:table-cell>
              <table:table-cell office:value-type="string">
                <text:p>heuristic8</text:p>
              </table:table-cell>
              <table:table-cell office:value-type="string">
                <text:p>heuristic9</text:p>
              </table:table-cell>
              <table:table-cell office:value-type="string">
                <text:p>heuristic10</text:p>
              </table:table-cell>
              <table:table-cell office:value-type="string">
                <text:p>heuristic11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B2:Sheet1.B4</svg:desc>
                </draw:g>
              </table:table-cell>
              <table:table-cell office:value-type="float" office:value="27735">
                <text:p>27735</text:p>
                <draw:g>
                  <svg:desc>Sheet1.C14:Sheet1.C16</svg:desc>
                </draw:g>
              </table:table-cell>
              <table:table-cell office:value-type="float" office:value="27485">
                <text:p>27485</text:p>
                <draw:g>
                  <svg:desc>Sheet1.C20:Sheet1.C22</svg:desc>
                </draw:g>
              </table:table-cell>
              <table:table-cell office:value-type="float" office:value="27583">
                <text:p>27583</text:p>
                <draw:g>
                  <svg:desc>Sheet1.C23:Sheet1.C25</svg:desc>
                </draw:g>
              </table:table-cell>
              <table:table-cell office:value-type="float" office:value="27052">
                <text:p>27052</text:p>
                <draw:g>
                  <svg:desc>Sheet1.C26:Sheet1.C28</svg:desc>
                </draw:g>
              </table:table-cell>
              <table:table-cell office:value-type="float" office:value="27510">
                <text:p>27510</text:p>
                <draw:g>
                  <svg:desc>Sheet1.C29:Sheet1.C31</svg:desc>
                </draw:g>
              </table:table-cell>
              <table:table-cell office:value-type="float" office:value="25104">
                <text:p>25104</text:p>
                <draw:g>
                  <svg:desc>Sheet1.C32:Sheet1.C34</svg:desc>
                </draw:g>
              </table:table-cell>
              <table:table-cell office:value-type="float" office:value="0.665">
                <text:p>0.665</text:p>
                <draw:g>
                  <svg:desc>Sheet1.D14:Sheet1.D16</svg:desc>
                </draw:g>
              </table:table-cell>
              <table:table-cell office:value-type="float" office:value="0.7">
                <text:p>0.7</text:p>
                <draw:g>
                  <svg:desc>Sheet1.D20:Sheet1.D22</svg:desc>
                </draw:g>
              </table:table-cell>
              <table:table-cell office:value-type="float" office:value="0.645">
                <text:p>0.645</text:p>
                <draw:g>
                  <svg:desc>Sheet1.D23:Sheet1.D25</svg:desc>
                </draw:g>
              </table:table-cell>
              <table:table-cell office:value-type="float" office:value="0.678">
                <text:p>0.678</text:p>
                <draw:g>
                  <svg:desc>Sheet1.D26:Sheet1.D28</svg:desc>
                </draw:g>
              </table:table-cell>
              <table:table-cell office:value-type="float" office:value="0.63">
                <text:p>0.63</text:p>
                <draw:g>
                  <svg:desc>Sheet1.D29:Sheet1.D31</svg:desc>
                </draw:g>
              </table:table-cell>
              <table:table-cell office:value-type="float" office:value="0.63">
                <text:p>0.63</text:p>
                <draw:g>
                  <svg:desc>Sheet1.D32:Sheet1.D34</svg:desc>
                </draw:g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9176">
                <text:p>79176</text:p>
              </table:table-cell>
              <table:table-cell office:value-type="float" office:value="77248">
                <text:p>77248</text:p>
              </table:table-cell>
              <table:table-cell office:value-type="float" office:value="76808">
                <text:p>76808</text:p>
              </table:table-cell>
              <table:table-cell office:value-type="float" office:value="77332">
                <text:p>77332</text:p>
              </table:table-cell>
              <table:table-cell office:value-type="float" office:value="75711">
                <text:p>75711</text:p>
              </table:table-cell>
              <table:table-cell office:value-type="float" office:value="78130">
                <text:p>78130</text:p>
              </table:table-cell>
              <table:table-cell office:value-type="float" office:value="0.728">
                <text:p>0.728</text:p>
              </table:table-cell>
              <table:table-cell office:value-type="float" office:value="0.735">
                <text:p>0.735</text:p>
              </table:table-cell>
              <table:table-cell office:value-type="float" office:value="0.745">
                <text:p>0.745</text:p>
              </table:table-cell>
              <table:table-cell office:value-type="float" office:value="0.745">
                <text:p>0.745</text:p>
              </table:table-cell>
              <table:table-cell office:value-type="float" office:value="0.72">
                <text:p>0.72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43124">
                <text:p>143124</text:p>
              </table:table-cell>
              <table:table-cell office:value-type="float" office:value="139954">
                <text:p>139954</text:p>
              </table:table-cell>
              <table:table-cell office:value-type="float" office:value="144291">
                <text:p>144291</text:p>
              </table:table-cell>
              <table:table-cell office:value-type="float" office:value="141457">
                <text:p>141457</text:p>
              </table:table-cell>
              <table:table-cell office:value-type="float" office:value="141838">
                <text:p>141838</text:p>
              </table:table-cell>
              <table:table-cell office:value-type="float" office:value="143100">
                <text:p>143100</text:p>
              </table:table-cell>
              <table:table-cell office:value-type="float" office:value="0.8">
                <text:p>0.8</text:p>
              </table:table-cell>
              <table:table-cell office:value-type="float" office:value="0.728">
                <text:p>0.728</text:p>
              </table:table-cell>
              <table:table-cell office:value-type="float" office:value="0.715">
                <text:p>0.715</text:p>
              </table:table-cell>
              <table:table-cell office:value-type="float" office:value="0.795">
                <text:p>0.795</text:p>
              </table:table-cell>
              <table:table-cell office:value-type="float" office:value="0.722">
                <text:p>0.722</text:p>
              </table:table-cell>
              <table:table-cell office:value-type="float" office:value="0.79">
                <text:p>0.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radial" draw:cx="50%" draw:cy="50%" draw:start="100%" draw:end="100%" draw:border="0%"/>
    <draw:opacity draw:name="ChartTransparencyGradient_20_2" draw:display-name="ChartTransparencyGradient 2" draw:style="radial" draw:cx="50%" draw:cy="50%" draw:start="20%" draw:end="100%" draw:border="0%"/>
    <draw:opacity draw:name="ChartTransparencyGradient_20_3" draw:display-name="ChartTransparencyGradient 3" draw:style="radial" draw:cx="50%" draw:cy="50%" draw:start="0%" draw:end="100%" draw:border="0%"/>
    <draw:opacity draw:name="ChartTransparencyGradient_20_4" draw:display-name="ChartTransparencyGradient 4" draw:style="square" draw:cx="50%" draw:cy="50%" draw:start="0%" draw:end="100%" draw:angle="0" draw:border="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